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70000028D15991A1D561E8663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4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07cm" svg:height="11.627cm" svg:x="1cm" svg:y="17.046cm">
          <draw:text-box>
            <text:p>https://github.com/</text:p>
            <text:p><text:s text:c="2"/>richelbilderbeek/</text:p>
            <text:p><text:s text:c="2"/>arduinokurs</text:p>
            <text:p/>
            <text:p>https://github.com/</text:p>
            <text:p><text:s text:c="2"/>richelbilderbeek/</text:p>
            <text:p><text:s text:c="2"/>programmeringskurs</text:p>
            <text:p/>
            <text:p/>
            <text:p>Kulturnatten</text:p>
            <text:p>(10-09-2022)</text:p>
            <text:p/>
            <text:p><text:s/>* 11:00-21:00 </text:p>
            <text:p><text:s text:c="3"/>@ Stadbibliotek</text:p>
            <text:p><text:s/>* 14:00-20:00 </text:p>
            <text:p><text:s text:c="3"/>@ Makerspace</text:p>
          </draw:text-box>
        </draw:frame>
        <draw:frame draw:style-name="gr2" draw:text-style-name="P2" draw:layer="layout" svg:width="4.445cm" svg:height="4.549cm" svg:x="2.905cm" svg:y="1.22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2" draw:layer="layout" svg:width="8.622cm" svg:height="6.976cm" svg:x="1.1cm" svg:y="9.89cm">
          <draw:image xlink:href="Pictures/10000001000003270000028D15991A1D561E8663.png" xlink:type="simple" xlink:show="embed" xlink:actuate="onLoad" draw:mime-type="image/png">
            <text:p/>
          </draw:image>
        </draw:frame>
        <draw:frame draw:style-name="gr3" draw:text-style-name="P1" draw:layer="layout" svg:width="9.207cm" svg:height="3.524cm" svg:x="1cm" svg:y="6.08cm">
          <draw:text-box>
            <text:p>Uppsala Makerspace</text:p>
            <text:p>Ekeby Bruk 6M</text:p>
            <text:p>752 63 Uppsala</text:p>
            <text:p>www.uppsalamakerspace.se</text:p>
          </draw:text-box>
        </draw:frame>
        <draw:frame draw:style-name="gr1" draw:text-style-name="P1" draw:layer="layout" svg:width="9.207cm" svg:height="11.627cm" svg:x="10.793cm" svg:y="17.142cm">
          <draw:text-box>
            <text:p>https://github.com/</text:p>
            <text:p><text:s text:c="2"/>richelbilderbeek/</text:p>
            <text:p><text:s text:c="2"/>arduinokurs</text:p>
            <text:p/>
            <text:p>https://github.com/</text:p>
            <text:p><text:s text:c="2"/>richelbilderbeek/</text:p>
            <text:p><text:s text:c="2"/>programmeringskurs</text:p>
            <text:p/>
            <text:p/>
            <text:p>Kulturnatten</text:p>
            <text:p>(10-09-2022)</text:p>
            <text:p/>
            <text:p><text:s/>* 11:00-21:00 </text:p>
            <text:p><text:s text:c="3"/>@ Stadbibliotek</text:p>
            <text:p><text:s/>* 14:00-20:00 </text:p>
            <text:p><text:s text:c="3"/>@ Makerspace</text:p>
          </draw:text-box>
        </draw:frame>
        <draw:frame draw:style-name="gr2" draw:text-style-name="P2" draw:layer="layout" svg:width="4.445cm" svg:height="4.549cm" svg:x="12.698cm" svg:y="1.317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2" draw:layer="layout" svg:width="8.622cm" svg:height="6.976cm" svg:x="10.893cm" svg:y="9.986cm">
          <draw:image xlink:href="Pictures/10000001000003270000028D15991A1D561E8663.png" xlink:type="simple" xlink:show="embed" xlink:actuate="onLoad" draw:mime-type="image/png">
            <text:p/>
          </draw:image>
        </draw:frame>
        <draw:frame draw:style-name="gr3" draw:text-style-name="P1" draw:layer="layout" svg:width="9.207cm" svg:height="3.524cm" svg:x="10.793cm" svg:y="6.176cm">
          <draw:text-box>
            <text:p>Uppsala Makerspace</text:p>
            <text:p>Ekeby Bruk 6M</text:p>
            <text:p>752 63 Uppsala</text:p>
            <text:p>www.uppsalamakerspace.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3T14:35:09.024368771</meta:creation-date>
    <meta:generator>LibreOffice/7.3.5.2$Linux_X86_64 LibreOffice_project/30$Build-2</meta:generator>
    <dc:date>2022-08-23T14:44:38.532112400</dc:date>
    <meta:editing-duration>PT9M29S</meta:editing-duration>
    <meta:editing-cycles>3</meta:editing-cycles>
    <meta:document-statistic meta:object-count="8"/>
  </office:meta>
</office:document-meta>
</file>